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200000041645FBC1B.png" manifest:media-type=""/>
  <manifest:file-entry manifest:full-path="Pictures/10000201000000D200000041BC5EBBC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19.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freeipa_5f_upstream_5f_title-notes" style:list-style-name="L1">
      <style:graphic-properties draw:fill-color="#ffffff" draw:auto-grow-height="true" fo:min-height="12.572cm"/>
    </style:style>
    <style:style style:name="pr2" style:family="presentation" style:parent-style-name="freeipa_5f_upstream_5f_slide_5f_v2-title">
      <style:graphic-properties draw:auto-grow-height="true" fo:min-height="3.506cm"/>
    </style:style>
    <style:style style:name="pr3" style:family="presentation" style:parent-style-name="freeipa_5f_upstream_5f_slide_5f_v2-outline1">
      <style:graphic-properties draw:auto-grow-height="true" fo:min-height="13.86cm"/>
    </style:style>
    <style:style style:name="pr4" style:family="presentation" style:parent-style-name="freeipa_5f_upstream_5f_slide_5f_v2-notes">
      <style:graphic-properties draw:fill-color="#ffffff" draw:auto-grow-height="true" fo:min-height="12.572cm"/>
    </style:style>
    <style:style style:name="pr5" style:family="presentation" style:parent-style-name="freeipa_5f_upstream_5f_slide_5f_v2-title">
      <style:graphic-properties draw:auto-grow-height="true" fo:min-height="2.464cm"/>
    </style:style>
    <style:style style:name="pr6" style:family="presentation" style:parent-style-name="freeipa_5f_upstream_5f_slide_5f_v2-outline1">
      <style:graphic-properties fo:min-height="12.18cm"/>
    </style:style>
    <style:style style:name="pr7" style:family="presentation" style:parent-style-name="freeipa_5f_upstream_5f_slide_5f_v2-title">
      <style:graphic-properties fo:min-height="3.506cm"/>
    </style:style>
    <style:style style:name="pr8" style:family="presentation" style:parent-style-name="freeipa_5f_upstream_5f_slide_5f_v2-outline1">
      <style:graphic-properties draw:auto-grow-height="true" fo:min-height="12.18cm"/>
    </style:style>
    <style:style style:name="pr9" style:family="presentation" style:parent-style-name="freeipa_5f_upstream_5f_title-title">
      <style:graphic-properties draw:auto-grow-height="true" fo:min-height="3.506cm"/>
    </style:style>
    <style:style style:name="pr10" style:family="presentation" style:parent-style-name="freeipa_5f_upstream_5f_titl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line-height="150%" fo:text-align="end" fo:text-indent="0cm"/>
      <style:text-properties fo:color="#004586" fo:text-shadow="1pt 1pt"/>
    </style:style>
    <style:style style:name="P2" style:family="paragraph">
      <style:text-properties fo:color="#004586" fo:text-shadow="1pt 1pt"/>
    </style:style>
    <style:style style:name="P3" style:family="paragraph">
      <style:paragraph-properties fo:margin-left="0cm" fo:margin-right="0cm" fo:line-height="150%" fo:text-align="start" fo:text-indent="0cm"/>
      <style:text-properties fo:color="#004586" fo:text-shadow="1pt 1pt"/>
    </style:style>
    <style:style style:name="P4" style:family="paragraph">
      <style:paragraph-properties fo:margin-left="0cm" fo:margin-right="0cm" fo:line-height="150%" fo:text-align="start" fo:text-indent="0cm"/>
      <style:text-properties fo:color="#004586" fo:font-size="18pt" fo:text-shadow="1pt 1pt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color="#ffffff"/>
    </style:style>
    <style:style style:name="P8" style:family="paragraph">
      <style:text-properties fo:font-size="20pt"/>
    </style:style>
    <style:style style:name="P9" style:family="paragraph">
      <style:paragraph-properties fo:line-height="0.25cm" fo:text-align="start"/>
    </style:style>
    <style:style style:name="T1" style:family="text">
      <style:text-properties fo:color="#004586" fo:font-family="'Liberation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004586" fo:font-family="'Liberation Sans'" style:font-family-generic="swiss" style:font-pitch="variable" fo:font-size="32pt" fo:text-shadow="1pt 1pt" fo:font-weight="normal" style:font-family-asian="'Liberation Sans'" style:font-family-generic-asian="swiss" style:font-pitch-asian="variable" style:font-size-asian="32pt" style:font-weight-asian="normal" style:font-family-complex="'Liberation Sans'" style:font-family-generic-complex="swiss" style:font-pitch-complex="variable" style:font-size-complex="32pt" style:font-weight-complex="normal"/>
    </style:style>
    <style:style style:name="T3" style:family="text">
      <style:text-properties fo:color="#004586" fo:font-family="'Liberation Sans'" style:font-family-generic="swiss" style:font-pitch="variable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fo:color="#004586" fo:font-family="'Liberation Sans'" style:font-family-generic="swiss" style:font-pitch="variable" fo:font-size="26pt" fo:font-style="italic" fo:text-shadow="1pt 1pt" fo:font-weight="normal" style:font-size-asian="26pt" style:font-style-asian="italic" style:font-weight-asian="normal" style:font-size-complex="26pt" style:font-style-complex="italic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fffff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family="'Liberation Mono'" style:font-family-generic="modern" style:font-pitch="fixed"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reeipa_5f_upstream_5f_title" presentation:presentation-page-layout-name="AL1T1">
        <office:forms form:automatic-focus="false" form:apply-design-mode="false"/>
        <draw:frame draw:style-name="gr1" draw:text-style-name="P4" draw:layer="layout" svg:width="23.161cm" svg:height="7.794cm" svg:x="3.18cm" svg:y="5.038cm">
          <draw:text-box>
            <text:p text:style-name="P1"><text:span text:style-name="T1">FreeIPA v3: Trust</text:span></text:p>
            <text:p text:style-name="P2"><text:span text:style-name="T2">Basic trust setup</text:span></text:p>
            <text:p text:style-name="P3"><text:span text:style-name="T3"/></text:p>
            <text:p text:style-name="P2"><text:span text:style-name="T2">Sumit Bose</text:span></text:p>
            <text:p text:style-name="P3"><text:span text:style-name="T4">January 20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reeipa_5f_upstream_5f_slide_5f_v2" presentation:presentation-page-layout-name="AL1T1">
        <office:forms form:automatic-focus="false" form:apply-design-mode="false"/>
        <draw:frame presentation:style-name="pr2" draw:layer="layout" svg:width="25.199cm" svg:height="3.506cm" svg:x="2.801cm" svg:y="0cm" presentation:class="title" presentation:user-transformed="true">
          <draw:text-box>
            <text:p>How to set up trust between FreeIPA and AD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nable FreeIPA for Trust<text:line-break/># ipa-adtrust-install</text:p>
              </text:list-item>
              <text:list-item>
                <text:p>Add Trust to AD<text:line-break/># ipa trust-add ...</text:p>
              </text:list-item>
            </text:list>
          </draw:text-box>
        </draw:frame>
        <draw:frame draw:style-name="gr3" draw:text-style-name="P6" draw:layer="layout" svg:width="22.024cm" svg:height="1.352cm" svg:x="2.284cm" svg:y="12.7cm">
          <draw:text-box>
            <text:p><text:span text:style-name="T5">Of course there are a number of requirements ... 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reeipa_5f_upstream_5f_slide_5f_v2" presentation:presentation-page-layout-name="AL1T1">
        <office:forms form:automatic-focus="false" form:apply-design-mode="false"/>
        <draw:frame presentation:style-name="pr5" draw:layer="layout" svg:width="23.63cm" svg:height="2.464cm" svg:x="3.094cm" svg:y="0.528cm" presentation:class="title">
          <draw:text-box>
            <text:p>Before you enable FreeIPA for Trust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t is highly recommended to use the<text:line-break/>internal FreeIPA DNS service<text:line-break/></text:p>
              </text:list-item>
              <text:list-item>
                <text:p>Check installed Samba packages</text:p>
                <text:list>
                  <text:list-item>
                    <text:p>Trust requires Samba4</text:p>
                  </text:list-item>
                  <text:list-item>
                    <text:p>Some platforms offer Samba3 and Samba4</text:p>
                  </text:list-item>
                  <text:list-item>
                    <text:p>Uninstall all Samba3 packages to avoid conflicts<text:line-break/></text:p>
                  </text:list-item>
                </text:list>
              </text:list-item>
              <text:list-item>
                <text:p>Install ipa-server-trust-ad on all your FreeIPA server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reeipa_5f_upstream_5f_slide_5f_v2" presentation:presentation-page-layout-name="AL1T1">
        <office:forms form:automatic-focus="false" form:apply-design-mode="false"/>
        <draw:frame presentation:style-name="pr7" draw:layer="layout" svg:width="25.199cm" svg:height="3.506cm" svg:x="2.801cm" svg:y="0cm" presentation:class="title" presentation:user-transformed="true">
          <draw:text-box>
            <text:p>Plan DNS integration</text:p>
          </draw:text-box>
        </draw:frame>
        <draw:frame presentation:style-name="pr8" draw:layer="layout" svg:width="25.199cm" svg:height="12.18cm" svg:x="1.399cm" svg:y="3.554cm" presentation:class="outline">
          <draw:text-box>
            <text:list text:style-name="L2">
              <text:list-item>
                <text:p>DNS is the cornerstone for FreeIPA and Windows to discover services in the local and remote domains</text:p>
              </text:list-item>
              <text:list-item>
                <text:p>For trust, different DNS zones for FreeIPA and Windows are needed</text:p>
              </text:list-item>
              <text:list-item>
                <text:p>Delegation is preferred for production environments</text:p>
              </text:list-item>
              <text:list-item>
                <text:p>Conditional forwarding useful for test environment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reeipa_5f_upstream_5f_title" presentation:presentation-page-layout-name="AL1T1">
        <office:forms form:automatic-focus="false" form:apply-design-mode="false"/>
        <draw:frame presentation:style-name="pr9" draw:text-style-name="P7" draw:layer="layout" svg:width="25.199cm" svg:height="3.506cm" svg:x="1.4cm" svg:y="5.037cm" presentation:class="title" presentation:user-transformed="true">
          <draw:text-box>
            <text:p><text:span text:style-name="T6">Q&amp;A for ipa-adtrust-insta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reeipa_5f_upstream_5f_slide_5f_v2" presentation:presentation-page-layout-name="AL1T1">
        <draw:frame presentation:style-name="pr7" draw:layer="layout" svg:width="25.199cm" svg:height="3.506cm" svg:x="2.801cm" svg:y="0cm" presentation:class="title" presentation:user-transformed="true">
          <draw:text-box>
            <text:p>Q&amp;A for ipa-adtrust-install</text:p>
          </draw:text-box>
        </draw:frame>
        <draw:frame presentation:style-name="pr8" draw:layer="layout" svg:width="25.199cm" svg:height="12.18cm" svg:x="1.399cm" svg:y="3.554cm" presentation:class="outline">
          <draw:text-box>
            <text:list text:style-name="L2">
              <text:list-item>
                <text:p>What is a NetBIOS name and why do I need it?</text:p>
                <text:list>
                  <text:list-item>
                    <text:p>It's a short version of the domain name</text:p>
                  </text:list-item>
                  <text:list-item>
                    <text:p>It's used by various protocols needed by Windows to manage trusts</text:p>
                  </text:list-item>
                  <text:list-item>
                    <text:p>It must be unique (like the DNS domain name)</text:p>
                  </text:list-item>
                  <text:list-item>
                    <text:p>It's automatically generated by ipa-adtrust-inst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reeipa_5f_upstream_5f_slide_5f_v2" presentation:presentation-page-layout-name="AL1T1">
        <draw:frame presentation:style-name="pr7" draw:layer="layout" svg:width="25.199cm" svg:height="3.506cm" svg:x="2.801cm" svg:y="0cm" presentation:class="title" presentation:user-transformed="true">
          <draw:text-box>
            <text:p>Q&amp;A for ipa-adtrust-install</text:p>
          </draw:text-box>
        </draw:frame>
        <draw:frame presentation:style-name="pr8" draw:layer="layout" svg:width="25.199cm" svg:height="12.18cm" svg:x="1.399cm" svg:y="3.554cm" presentation:class="outline">
          <draw:text-box>
            <text:list text:style-name="L2">
              <text:list-item>
                <text:p>Do I want to use –no-msdcs?</text:p>
                <text:list>
                  <text:list-item>
                    <text:p>No!</text:p>
                  </text:list-item>
                  <text:list-item>
                    <text:p>The special service records should always be created</text:p>
                  </text:list-item>
                  <text:list-item>
                    <text:p>Otherwise they must be managed manually in a different DNS server (see man page and command output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reeipa_5f_upstream_5f_slide_5f_v2" presentation:presentation-page-layout-name="AL1T1">
        <draw:frame presentation:style-name="pr5" draw:layer="layout" svg:width="23.63cm" svg:height="2.464cm" svg:x="3.094cm" svg:y="0.528cm" presentation:class="title">
          <draw:text-box>
            <text:p>Q&amp;A for ipa-adtrust-install</text:p>
          </draw:text-box>
        </draw:frame>
        <draw:frame presentation:style-name="pr6" draw:layer="layout" svg:width="25.199cm" svg:height="12.507cm" svg:x="1.344cm" svg:y="3.844cm" presentation:class="outline" presentation:user-transformed="true">
          <draw:text-box>
            <text:list text:style-name="L2">
              <text:list-item>
                <text:p>What is a RID base and why do I need two of them?</text:p>
                <text:list>
                  <text:list-item>
                    <text:p>On Windows, users and group are identified by unique Security Identifiers (SID)</text:p>
                  </text:list-item>
                  <text:list-item>
                    <text:p>A SID for a user or a group is build with the domain SID and a Relative ID (RID)</text:p>
                  </text:list-item>
                  <text:list-item>
                    <text:p>A RID is an unsigned 32bit integer</text:p>
                  </text:list-item>
                  <text:list-item>
                    <text:p>FreeIPA UIDs and GIDs must be translated into SIDs:</text:p>
                    <text:list>
                      <text:list-item>
                        <text:p>RID = RID-Base + (ID – Base-ID)</text:p>
                      </text:list-item>
                    </text:list>
                  </text:list-item>
                  <text:list-item>
                    <text:p>Since a UID and a GID can have the same value, a second base is needed to avoid confli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reeipa_5f_upstream_5f_slide_5f_v2" presentation:presentation-page-layout-name="AL1T1">
        <draw:frame presentation:style-name="pr7" draw:layer="layout" svg:width="25.199cm" svg:height="3.506cm" svg:x="2.801cm" svg:y="0cm" presentation:class="title" presentation:user-transformed="true">
          <draw:text-box>
            <text:p>Q&amp;A for ipa-adtrust-install</text:p>
          </draw:text-box>
        </draw:frame>
        <draw:frame presentation:style-name="pr8" draw:layer="layout" svg:width="25.199cm" svg:height="12.18cm" svg:x="1.399cm" svg:y="3.554cm" presentation:class="outline">
          <draw:text-box>
            <text:list text:style-name="L2">
              <text:list-item>
                <text:p>Why is the admin password needed?</text:p>
                <text:list>
                  <text:list-item>
                    <text:p>After ipa-adtrust-install is run, the FreeIPA KDC will add a PAC to the Kerberos tickets</text:p>
                  </text:list-item>
                  <text:list-item>
                    <text:p>The PAC is needed to successfully run 'ipa trust-add ...'</text:p>
                  </text:list-item>
                  <text:list-item>
                    <text:p>Ipa-adtrust-install reinits the admin Kerberos tickets to make sure the admin does not forget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reeipa_5f_upstream_5f_slide_5f_v2" presentation:presentation-page-layout-name="AL1T1">
        <draw:frame presentation:style-name="pr7" draw:layer="layout" svg:width="25.199cm" svg:height="3.506cm" svg:x="2.801cm" svg:y="0cm" presentation:class="title" presentation:user-transformed="true">
          <draw:text-box>
            <text:p>Q&amp;A for ipa-adtrust-install</text:p>
          </draw:text-box>
        </draw:frame>
        <draw:frame presentation:style-name="pr8" draw:layer="layout" svg:width="25.199cm" svg:height="12.786cm" svg:x="1.399cm" svg:y="3.554cm" presentation:class="outline">
          <draw:text-box>
            <text:list text:style-name="L2">
              <text:list-item>
                <text:p>Why is –add-sids not enabled by default</text:p>
                <text:list>
                  <text:list-item>
                    <text:p>--add-sids starts a Directory Server task to add SIDs to all user and group objects</text:p>
                  </text:list-item>
                  <text:list-item>
                    <text:p>The new attributes must be sent to all replica servers</text:p>
                  </text:list-item>
                  <text:list-item>
                    <text:p>With many users, groups and replica servers; the network traffic might lead to temporary performance degradation</text:p>
                  </text:list-item>
                  <text:list-item>
                    <text:p>Directory Server task should be started manually for active production environments (see next slide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reeipa_5f_upstream_5f_slide_5f_v2" presentation:presentation-page-layout-name="AL1T1">
        <draw:frame presentation:style-name="pr7" draw:layer="layout" svg:width="25.199cm" svg:height="3.506cm" svg:x="2.801cm" svg:y="0cm" presentation:class="title" presentation:user-transformed="true">
          <draw:text-box>
            <text:p>Q&amp;A for ipa-adtrust-install</text:p>
          </draw:text-box>
        </draw:frame>
        <draw:frame presentation:style-name="pr8" draw:layer="layout" svg:width="25.199cm" svg:height="12.18cm" svg:x="1.399cm" svg:y="3.554cm" presentation:class="outline">
          <draw:text-box>
            <text:list text:style-name="L2">
              <text:list-item>
                <text:p>How do I start the add-sids Directory Server task</text:p>
                <text:list>
                  <text:list-item>
                    <text:p>Copy /usr/share/ipa/ipa-sidgen-task-run.ldif</text:p>
                  </text:list-item>
                  <text:list-item>
                    <text:p>Edit nsslapd-basedn and delay:</text:p>
                    <text:list>
                      <text:list-item>
                        <text:p>nsslapd-basedn</text:p>
                        <text:list>
                          <text:list-item>
                            <text:p>Use value returned by<text:line-break/>'grep basedn /etc/ipa/default.conf | cut -d= -f2-'</text:p>
                          </text:list-item>
                        </text:list>
                      </text:list-item>
                      <text:list-item>
                        <text:p>delay</text:p>
                        <text:list>
                          <text:list-item>
                            <text:p>0 = maximum speed and high CPU and network load</text:p>
                          </text:list-item>
                          <text:list-item>
                            <text:p>Positive integer value, reduced load and speed</text:p>
                          </text:list-item>
                        </text:list>
                      </text:list-item>
                    </text:list>
                  </text:list-item>
                  <text:list-item>
                    <text:p>(as root) ldapmodify -H ldapi://... -f your_copy.ldif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reeipa_5f_upstream_5f_slide_5f_v2" presentation:presentation-page-layout-name="AL1T1">
        <draw:frame presentation:style-name="pr7" draw:layer="layout" svg:width="25.199cm" svg:height="3.506cm" svg:x="2.801cm" svg:y="0cm" presentation:class="title" presentation:user-transformed="true">
          <draw:text-box>
            <text:p>Q&amp;A for ipa-adtrust-install</text:p>
          </draw:text-box>
        </draw:frame>
        <draw:frame presentation:style-name="pr8" draw:layer="layout" svg:width="25.199cm" svg:height="13.185cm" svg:x="1.399cm" svg:y="3.554cm" presentation:class="outline" presentation:user-transformed="true">
          <draw:text-box>
            <text:list text:style-name="L2">
              <text:list-item>
                <text:p>Do I have to run ipa-adtrust-install on all replicas?</text:p>
                <text:list>
                  <text:list-item>
                    <text:p>Yes</text:p>
                  </text:list-item>
                  <text:list-item>
                    <text:p>To avoid bottlenecks and single-point-of-failures, ipa-adtrust-install must currently be run on all replicas</text:p>
                  </text:list-item>
                  <text:list-item>
                    <text:p>More flexible setups are planned for future versions</text:p>
                  </text:list-item>
                  <text:list-item>
                    <text:p>If clients connect to a replica where ipa-adtrust-install wasn't run, external users cannot be resolved</text:p>
                  </text:list-item>
                  <text:list-item>
                    <text:p>Ipa-adtrust-install is never run automatically; it must always be run manua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reeipa_5f_upstream_5f_title" presentation:presentation-page-layout-name="AL1T1">
        <draw:frame presentation:style-name="pr9" draw:text-style-name="P7" draw:layer="layout" svg:width="25.199cm" svg:height="3.506cm" svg:x="1.4cm" svg:y="5.037cm" presentation:class="title" presentation:user-transformed="true">
          <draw:text-box>
            <text:p><text:span text:style-name="T6">Q&amp;A for ipa trust-ad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reeipa_5f_upstream_5f_slide_5f_v2" presentation:presentation-page-layout-name="AL1T1">
        <draw:frame presentation:style-name="pr7" draw:layer="layout" svg:width="25.199cm" svg:height="3.506cm" svg:x="2.801cm" svg:y="0cm" presentation:class="title" presentation:user-transformed="true">
          <draw:text-box>
            <text:p>Q&amp;A for ipa trust-add</text:p>
          </draw:text-box>
        </draw:frame>
        <draw:frame presentation:style-name="pr8" draw:layer="layout" svg:width="25.199cm" svg:height="12.18cm" svg:x="1.399cm" svg:y="3.554cm" presentation:class="outline">
          <draw:text-box>
            <text:list text:style-name="L2">
              <text:list-item>
                <text:p>Do I have to give a trust-secret?</text:p>
                <text:list>
                  <text:list-item>
                    <text:p>No!</text:p>
                  </text:list-item>
                  <text:list-item>
                    <text:p>The –trust-secret option allows to create only the local part of the trust</text:p>
                  </text:list-item>
                  <text:list-item>
                    <text:p>With Windows 2003 (not supported by FreeIPA) it was possible to create the local part of the trust on Windows as well</text:p>
                  </text:list-item>
                  <text:list-item>
                    <text:p>Current <text:s/>Windows versions do not offer to create the local part of the trust with a shared secr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reeipa_5f_upstream_5f_slide_5f_v2" presentation:presentation-page-layout-name="AL1T1">
        <draw:frame presentation:style-name="pr7" draw:layer="layout" svg:width="25.199cm" svg:height="3.506cm" svg:x="2.801cm" svg:y="0cm" presentation:class="title" presentation:user-transformed="true">
          <draw:text-box>
            <text:p>Q&amp;A for ipa trust-add</text:p>
          </draw:text-box>
        </draw:frame>
        <draw:frame presentation:style-name="pr8" draw:layer="layout" svg:width="25.199cm" svg:height="12.357cm" svg:x="1.399cm" svg:y="3.554cm" presentation:class="outline" presentation:user-transformed="true">
          <draw:text-box>
            <text:list text:style-name="L2">
              <text:list-item>
                <text:p>What is an ID range?</text:p>
                <text:list>
                  <text:list-item>
                    <text:p>ID ranges are used:</text:p>
                    <text:list>
                      <text:list-item>
                        <text:p>to reserve POSIX ID for users and groups from a specific domain</text:p>
                      </text:list-item>
                      <text:list-item>
                        <text:p>to map users and groups from AD domains to a POSIX IDs</text:p>
                      </text:list-item>
                    </text:list>
                  </text:list-item>
                  <text:list-item>
                    <text:p>ipa trust-add will find a suitable range automatically</text:p>
                  </text:list-item>
                  <text:list-item>
                    <text:p>Must be only used manually if a specific range should be used, e.g. when migrating from a different produc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reeipa_5f_upstream_5f_slide_5f_v2" presentation:presentation-page-layout-name="AL1T1">
        <draw:frame presentation:style-name="pr7" draw:layer="layout" svg:width="25.199cm" svg:height="3.506cm" svg:x="2.801cm" svg:y="0cm" presentation:class="title" presentation:user-transformed="true">
          <draw:text-box>
            <text:p>Q&amp;A for ipa trust-add</text:p>
          </draw:text-box>
        </draw:frame>
        <draw:frame presentation:style-name="pr8" draw:layer="layout" svg:width="25.199cm" svg:height="12.18cm" svg:x="1.399cm" svg:y="3.554cm" presentation:class="outline">
          <draw:text-box>
            <text:list text:style-name="L2">
              <text:list-item>
                <text:p>Do I have to validate the trust from the Windows side?</text:p>
                <text:list>
                  <text:list-item>
                    <text:p>No, validation is done by ipa trust-add</text:p>
                  </text:list-item>
                  <text:list-item>
                    <text:p>Nevertheless, it is an easy way to check if all is working on the Windows 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reeipa_5f_upstream_5f_slide_5f_v2" presentation:presentation-page-layout-name="AL1T1">
        <draw:frame presentation:style-name="pr5" draw:layer="layout" svg:width="23.63cm" svg:height="2.464cm" svg:x="3.094cm" svg:y="0.528cm" presentation:class="title">
          <draw:text-box>
            <text:p>Q&amp;A for ipa trust-add</text:p>
          </draw:text-box>
        </draw:frame>
        <draw:frame presentation:style-name="pr8" draw:layer="layout" svg:width="25.199cm" svg:height="12.18cm" svg:x="1.399cm" svg:y="3.554cm" presentation:class="outline">
          <draw:text-box>
            <text:list text:style-name="L2">
              <text:list-item>
                <text:p>ipa trust-add was successful, but getent passwd does not return external users what do I miss?</text:p>
                <text:list>
                  <text:list-item>
                    <text:p>Winbind is used behind the scenes on the FreeIPA server to lookup up users in trusted AD domains</text:p>
                  </text:list-item>
                  <text:list-item>
                    <text:p>Winbind has a 5 minute time-out before updating the list of trusted domains (winbind cache time in smb.conf)</text:p>
                  </text:list-item>
                  <text:list-item>
                    <text:p>Restarting winbind is the workaround for the impat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reeipa_5f_upstream_5f_title" presentation:presentation-page-layout-name="AL1T1">
        <draw:frame presentation:style-name="pr9" draw:text-style-name="P7" draw:layer="layout" svg:width="25.199cm" svg:height="3.506cm" svg:x="1.4cm" svg:y="5.037cm" presentation:class="title" presentation:user-transformed="true">
          <draw:text-box>
            <text:p><text:span text:style-name="T6">Adding external user</text:span><text:span text:style-name="T6"><text:line-break/></text:span><text:span text:style-name="T6">to local group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reeipa_5f_upstream_5f_slide_5f_v2" presentation:presentation-page-layout-name="AL1T1">
        <draw:frame presentation:style-name="pr7" draw:layer="layout" svg:width="25.199cm" svg:height="3.506cm" svg:x="2.801cm" svg:y="0cm" presentation:class="title" presentation:user-transformed="true">
          <draw:text-box>
            <text:p>Adding users from trusted domains to<text:line-break/>local groups</text:p>
          </draw:text-box>
        </draw:frame>
        <draw:frame presentation:style-name="pr6" draw:layer="layout" svg:width="25.199cm" svg:height="13.731cm" svg:x="1.344cm" svg:y="3.844cm" presentation:class="outline" presentation:user-transformed="true">
          <draw:text-box>
            <text:list text:style-name="L2">
              <text:list-item>
                <text:p>Create a group for external users</text:p>
                <text:list>
                  <text:list-item>
                    <text:p>ipa group-add –external gr_ext</text:p>
                  </text:list-item>
                </text:list>
              </text:list-item>
              <text:list-item>
                <text:p>Add external users or groups</text:p>
                <text:list>
                  <text:list-item>
                    <text:p>ipa group-add-member –external 'ADDOM\user' gr_ext</text:p>
                  </text:list-item>
                </text:list>
              </text:list-item>
              <text:list-item>
                <text:p>Add group for external users to a local group</text:p>
                <text:list>
                  <text:list-item>
                    <text:p>Ipa group-add-member –groups=gr_ext local_group</text:p>
                  </text:list-item>
                </text:list>
              </text:list-item>
              <text:list-item>
                <text:p>If the local group is used e.g. in a HBAC rule the rule applies to the remote users as well</text:p>
              </text:list-item>
              <text:list-item>
                <text:p>If the local groups is a POSIX group, the remote user will be a member of this POSIX group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reeipa_5f_upstream_5f_slide_5f_v2" presentation:presentation-page-layout-name="AL1T1">
        <draw:frame presentation:style-name="pr7" draw:layer="layout" svg:width="25.199cm" svg:height="3.506cm" svg:x="2.801cm" svg:y="0cm" presentation:class="title" presentation:user-transformed="true">
          <draw:text-box>
            <text:p>Q&amp;A External users and local groups</text:p>
          </draw:text-box>
        </draw:frame>
        <draw:frame presentation:style-name="pr8" draw:layer="layout" svg:width="25.199cm" svg:height="12.18cm" svg:x="1.399cm" svg:y="3.554cm" presentation:class="outline">
          <draw:text-box>
            <text:list text:style-name="L2">
              <text:list-item>
                <text:p>Why do I need a special group for external users?</text:p>
                <text:list>
                  <text:list-item>
                    <text:p>Only objects managed by FreeIPA can be a member of an FreeIPA group</text:p>
                  </text:list-item>
                  <text:list-item>
                    <text:p>External users and groups must be associated with an object manages by FreeIPA first</text:p>
                  </text:list-item>
                  <text:list-item>
                    <text:p>Groups created with ipa group-add –external used for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reeipa_5f_upstream_5f_slide_5f_v2" presentation:presentation-page-layout-name="AL1T1">
        <draw:frame presentation:style-name="pr7" draw:layer="layout" svg:width="25.199cm" svg:height="3.506cm" svg:x="2.801cm" svg:y="0cm" presentation:class="title" presentation:user-transformed="true">
          <draw:text-box>
            <text:p>Q&amp;A External users and local groups</text:p>
          </draw:text-box>
        </draw:frame>
        <draw:frame presentation:style-name="pr8" draw:layer="layout" svg:width="25.199cm" svg:height="12.18cm" svg:x="1.399cm" svg:y="3.554cm" presentation:class="outline">
          <draw:text-box>
            <text:list text:style-name="L2">
              <text:list-item>
                <text:p>Can I add external users before I call ipa trust-add?</text:p>
                <text:list>
                  <text:list-item>
                    <text:p>No!</text:p>
                  </text:list-item>
                  <text:list-item>
                    <text:p>The given user or group name or the SID of the external object are checked on the remote server</text:p>
                  </text:list-item>
                  <text:list-item>
                    <text:p>Since AD in general does not allow anonymous access, this can only be done if the trust is establis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reeipa_5f_upstream_5f_slide_5f_v2" presentation:presentation-page-layout-name="AL1T1">
        <draw:frame presentation:style-name="pr7" draw:layer="layout" svg:width="25.199cm" svg:height="3.506cm" svg:x="2.801cm" svg:y="0cm" presentation:class="title" presentation:user-transformed="true">
          <draw:text-box>
            <text:p>Q&amp;A External users and local groups</text:p>
          </draw:text-box>
        </draw:frame>
        <draw:frame presentation:style-name="pr8" draw:layer="layout" svg:width="25.199cm" svg:height="12.18cm" svg:x="1.399cm" svg:y="3.554cm" presentation:class="outline">
          <draw:text-box>
            <text:list text:style-name="L2">
              <text:list-item>
                <text:p>What are the strange S-1-5-21-... strings listed as 'External member' by ipa group-show?</text:p>
                <text:list>
                  <text:list-item>
                    <text:p>They are the SIDs of the external users and groups</text:p>
                  </text:list-item>
                  <text:list-item>
                    <text:p>SIDs are unique and cannot be changed and therefore used to reference an external object</text:p>
                  </text:list-item>
                  <text:list-item>
                    <text:p>Future versions of FreeIPA might translate the SIDs to the names of the external users and grou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reeipa_5f_upstream_5f_slide_5f_v2" presentation:presentation-page-layout-name="AL1T1">
        <draw:frame presentation:style-name="pr7" draw:layer="layout" svg:width="25.199cm" svg:height="3.506cm" svg:x="2.801cm" svg:y="0cm" presentation:class="title" presentation:user-transformed="true">
          <draw:text-box>
            <text:p>Q&amp;A External users and local groups</text:p>
          </draw:text-box>
        </draw:frame>
        <draw:frame presentation:style-name="pr8" draw:layer="layout" svg:width="25.199cm" svg:height="12.866cm" svg:x="1.399cm" svg:y="3.554cm" presentation:class="outline">
          <draw:text-box>
            <text:list text:style-name="L2">
              <text:list-item>
                <text:p>Why does 'getent group local_group' not show external user ADDOM\XYZ?</text:p>
                <text:list>
                  <text:list-item>
                    <text:p>The full group membership of an external user is only evaluated when the user logs in</text:p>
                  </text:list-item>
                  <text:list-item>
                    <text:p>Full group membership of an external user is not stored on the server but only cached on the client</text:p>
                  </text:list-item>
                  <text:list-item>
                    <text:p>The full group membership of an external user can be found in the PAC of the Kerberos ticket</text:p>
                  </text:list-item>
                  <text:list-item>
                    <text:p>Sorry, currently there is no tool which can display the PAC in tickets stored in the credential cac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reeipa_5f_upstream_5f_title" presentation:presentation-page-layout-name="AL1T1">
        <draw:frame presentation:style-name="pr9" draw:text-style-name="P7" draw:layer="layout" svg:width="25.199cm" svg:height="3.506cm" svg:x="1.4cm" svg:y="5.037cm" presentation:class="title" presentation:user-transformed="true">
          <draw:text-box>
            <text:p><text:span text:style-name="T6">SSH access with users</text:span><text:span text:style-name="T6"><text:line-break/></text:span><text:span text:style-name="T6">from trusted domai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reeipa_5f_upstream_5f_slide_5f_v2" presentation:presentation-page-layout-name="AL1T1">
        <draw:frame presentation:style-name="pr7" draw:layer="layout" svg:width="25.199cm" svg:height="3.506cm" svg:x="2.801cm" svg:y="0cm" presentation:class="title" presentation:user-transformed="true">
          <draw:text-box>
            <text:p>SSH access with users from trusted domains</text:p>
          </draw:text-box>
        </draw:frame>
        <draw:frame presentation:style-name="pr8" draw:layer="layout" svg:width="25.199cm" svg:height="12.18cm" svg:x="1.399cm" svg:y="3.554cm" presentation:class="outline">
          <draw:text-box>
            <text:list text:style-name="L2">
              <text:list-item>
                <text:p>Putty is a widely used SSH client for Windows</text:p>
                <text:list>
                  <text:list-item>
                    <text:p><text:span text:style-name="T7"><text:a xlink:href="http://www.chiark.greenend.org.uk/~sgtatham/putty/download.html" xlink:type="simple">http://www.chiark.greenend.org.uk/~sgtatham/putty/download.html</text:a></text:span></text:p>
                  </text:list-item>
                </text:list>
              </text:list-item>
              <text:list-item>
                <text:p><text:span text:style-name="T8">There are customized versions by Quest and Centrify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reeipa_5f_upstream_5f_slide_5f_v2" presentation:presentation-page-layout-name="AL1T1">
        <draw:frame presentation:style-name="pr7" draw:layer="layout" svg:width="25.199cm" svg:height="3.506cm" svg:x="2.801cm" svg:y="0cm" presentation:class="title" presentation:user-transformed="true">
          <draw:text-box>
            <text:p>Q&amp;A SSO with putty from Windows</text:p>
          </draw:text-box>
        </draw:frame>
        <draw:frame presentation:style-name="pr6" draw:layer="layout" svg:width="25.199cm" svg:height="13.505cm" svg:x="1.4cm" svg:y="4.914cm" presentation:class="outline" presentation:user-transformed="true">
          <draw:text-box>
            <text:list text:style-name="L2">
              <text:list-item>
                <text:p>SSO with putty does not work; what am I doing wrong?</text:p>
                <text:list>
                  <text:list-item>
                    <text:p>The fully qualified host name must be used</text:p>
                    <text:list>
                      <text:list-item>
                        <text:p>To find the matching Kerberos service ticket the host name entered in putty's 'Host name (or IP address)' field is used</text:p>
                      </text:list-item>
                    </text:list>
                  </text:list-item>
                  <text:list-item>
                    <text:p>User principal name (UPN) or Down-Level Logon Name should be used</text:p>
                    <text:list>
                      <text:list-item>
                        <text:p>Both standard Windows name types¹ are supported</text:p>
                        <text:list>
                          <text:list-item>
                            <text:p>UPN: <text:a xlink:href="mailto:username@domain.name" xlink:type="simple">username@domain.name</text:a></text:p>
                          </text:list-item>
                          <text:list-item>
                            <text:p>Down-Level Logon Name: DOMAIN\usernam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member to save the session!<text:line-break/><text:span text:style-name="T9">¹ http://msdn.microsoft.com/de-de/library/windows/desktop/aa380525(v=vs.85).aspx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reeipa_5f_upstream_5f_slide_5f_v2" presentation:presentation-page-layout-name="AL1T1">
        <draw:frame presentation:style-name="pr5" draw:layer="layout" svg:width="23.63cm" svg:height="2.464cm" svg:x="3.094cm" svg:y="0.528cm" presentation:class="title">
          <draw:text-box>
            <text:p>Q&amp;A SSO with putty from Windows</text:p>
          </draw:text-box>
        </draw:frame>
        <draw:frame presentation:style-name="pr6" draw:layer="layout" svg:width="25.199cm" svg:height="14.253cm" svg:x="1.4cm" svg:y="4.914cm" presentation:class="outline" presentation:user-transformed="true">
          <draw:text-box>
            <text:list text:style-name="L2">
              <text:list-item>
                <text:p>SSO with putty does not work; what am I doing wrong?</text:p>
                <text:list>
                  <text:list-item>
                    <text:p>Destination host must be able to map Kerberos UPN to POSIX user name</text:p>
                    <text:list>
                      <text:list-item>
                        <text:p>Users can create .k5login file with the UPN in their home-directory, i.e.</text:p>
                        <text:list>
                          <text:list-item>
                            <text:p>Log in with password first</text:p>
                          </text:list-item>
                          <text:list-item>
                            <text:p>Create .k5login file</text:p>
                          </text:list-item>
                          <text:list-item>
                            <text:p>Now log in with SSO</text:p>
                          </text:list-item>
                        </text:list>
                      </text:list-item>
                      <text:list-item>
                        <text:p>Admin can add auth_to_local mapping in krb5.conf:</text:p>
                      </text:list-item>
                    </text:list>
                  </text:list-item>
                </text:list>
              </text:list-item>
            </text:list>
            <text:p text:style-name="P9"><text:span text:style-name="T10"><text:s text:c="12"/></text:span><text:span text:style-name="T10">[realms]</text:span></text:p>
            <text:p text:style-name="P9"><text:span text:style-name="T10"><text:s text:c="14"/></text:span><text:span text:style-name="T10">IPA.DOMAIN = { ...</text:span></text:p>
            <text:p text:style-name="P9"><text:span text:style-name="T10"><text:s text:c="15"/></text:span><text:span text:style-name="T10">auth_to_local = RULE:[1:$1@$0](^.*@AD_DOMAIN$)s/@AD_DOMAIN/@ad_domain/</text:span></text:p>
            <text:p text:style-name="P9"><text:span text:style-name="T10"><text:s text:c="15"/></text:span><text:span text:style-name="T10">auth_to_local = DEFAULT</text:span></text:p>
            <text:p text:style-name="P9"><text:span text:style-name="T10"><text:s text:c="14"/></text:span><text:span text:style-name="T10">}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reeipa_5f_upstream_5f_slide_5f_v2" presentation:presentation-page-layout-name="AL1T1">
        <draw:frame presentation:style-name="pr5" draw:layer="layout" svg:width="23.63cm" svg:height="2.464cm" svg:x="3.094cm" svg:y="0.528cm" presentation:class="title">
          <draw:text-box>
            <text:p>Q&amp;A SSO with putty from Windows</text:p>
          </draw:text-box>
        </draw:frame>
        <draw:frame presentation:style-name="pr8" draw:layer="layout" svg:width="25.199cm" svg:height="12.18cm" svg:x="1.399cm" svg:y="3.554cm" presentation:class="outline">
          <draw:text-box>
            <text:list text:style-name="L2">
              <text:list-item>
                <text:p>SSO with putty does not work; what am I doing wrong?</text:p>
                <text:list>
                  <text:list-item>
                    <text:p>If HBAC is used in the FreeIPA domain trusted users must be added to HBAC rules</text:p>
                    <text:list>
                      <text:list-item>
                        <text:p>Add user to a group for external users</text:p>
                      </text:list-item>
                      <text:list-item>
                        <text:p>Add this group to a local group</text:p>
                      </text:list-item>
                      <text:list-item>
                        <text:p>Use the local group in a HBAC rule to allow ac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reeipa_5f_upstream_5f_slide_5f_v2" presentation:presentation-page-layout-name="AL1T1">
        <draw:frame presentation:style-name="pr5" draw:layer="layout" svg:width="23.63cm" svg:height="2.464cm" svg:x="3.094cm" svg:y="0.528cm" presentation:class="title">
          <draw:text-box>
            <text:p>Q&amp;A SSO with putty from Windows</text:p>
          </draw:text-box>
        </draw:frame>
        <draw:frame presentation:style-name="pr6" draw:layer="layout" svg:width="25.199cm" svg:height="14.593cm" svg:x="1.4cm" svg:y="4.914cm" presentation:class="outline" presentation:user-transformed="true">
          <draw:text-box>
            <text:list text:style-name="L2">
              <text:list-item>
                <text:p>My credentials are not forwarded/delegated; what is missing?</text:p>
                <text:list>
                  <text:list-item>
                    <text:p>Putty's Checkbox 'Allow GSSAPI credential delegation' must be checked</text:p>
                  </text:list-item>
                  <text:list-item>
                    <text:p>Windows requires the ok_as_delegate Kerberos flag in the service ticket to delegate credentials</text:p>
                    <text:list>
                      <text:list-item>
                        <text:p>On an FreeIPA server run:</text:p>
                        <text:list>
                          <text:list-item>
                            <text:p><text:span text:style-name="T7">kadmin.local -q 'modprinc +ok_as_delegate \</text:span><text:span text:style-name="T7"><text:a xlink:href="mailto:host/destinationhost.domain@REALM" xlink:type="simple">host/destinationhost.domain@REALM</text:a></text:span><text:span text:style-name="T7">'</text:span></text:p>
                          </text:list-item>
                          <text:list-item>
                            <text:p><text:span text:style-name="T7">Ticket </text:span><text:span text:style-name="T7"><text:a xlink:href="https://fedorahosted.org/freeipa/ticket/3329" xlink:type="simple">https://fedorahosted.org/freeipa/ticket/3329</text:a></text:span><text:span text:style-name="T7"> ask for a better integration of Kerberos flags into FreeIPA</text:span></text:p>
                          </text:list-item>
                        </text:list>
                      </text:list-item>
                    </text:list>
                  </text:list-item>
                  <text:list-item>
                    <text:p>Flags can be checked with klist</text:p>
                    <text:list>
                      <text:list-header>
                        <text:p><text:span text:style-name="T1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reeipa_5f_upstream_5f_slide_5f_v2" presentation:presentation-page-layout-name="AL1T1">
        <draw:frame presentation:style-name="pr5" draw:layer="layout" svg:width="23.63cm" svg:height="2.464cm" svg:x="3.094cm" svg:y="0.528cm" presentation:class="title">
          <draw:text-box>
            <text:p>Q&amp;A SSO with putty from Windows</text:p>
          </draw:text-box>
        </draw:frame>
        <draw:frame presentation:style-name="pr8" draw:layer="layout" svg:width="25.199cm" svg:height="12.18cm" svg:x="1.399cm" svg:y="3.554cm" presentation:class="outline">
          <draw:text-box>
            <text:list text:style-name="L2">
              <text:list-item>
                <text:p>Group membership of external user does not change after it was changed on the FreeIPA server; why?</text:p>
                <text:list>
                  <text:list-item>
                    <text:p>Group memberships are extracted from the PAC of the service ticket</text:p>
                  </text:list-item>
                  <text:list-item>
                    <text:p>If group memberships are modified, a new service ticket must be requested to see the changes</text:p>
                  </text:list-item>
                  <text:list-item>
                    <text:p>Call 'klist purge' on the Windows command prompt to drop old tickets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FreeIPA" draw:style="linear" draw:start-color="#ccffff" draw:end-color="#94bd5e" draw:start-intensity="85%" draw:end-intensity="100%" draw:angle="1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freeipa_5f_upstream_5f_slide_5f_v2-background" style:display-name="freeipa_upstream_slide_v2-background" style:family="presentation">
      <style:graphic-properties draw:stroke="none" draw:fill="none"/>
      <style:text-properties style:letter-kerning="true"/>
    </style:style>
    <style:style style:name="freeipa_5f_upstream_5f_slide_5f_v2-backgroundobjects" style:display-name="freeipa_upstream_slide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ipa_5f_upstream_5f_slide_5f_v2-notes" style:display-name="freeipa_upstream_slide_v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outline1" style:display-name="freeipa_upstream_slide_v2-outline1" style:family="presentation">
      <style:graphic-properties draw:stroke="none" draw:fill="none" draw:auto-grow-height="false" draw:fit-to-size="shrink-to-fit">
        <text:list-style style:name="freeipa_5f_upstream_5f_slide_5f_v2-outline1" style:display-name="freeipa_upstream_slide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outline2" style:display-name="freeipa_upstream_slide_v2-outline2" style:family="presentation" style:parent-style-name="freeipa_5f_upstream_5f_slide_5f_v2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reeipa_5f_upstream_5f_slide_5f_v2-outline3" style:display-name="freeipa_upstream_slide_v2-outline3" style:family="presentation" style:parent-style-name="freeipa_5f_upstream_5f_slide_5f_v2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freeipa_5f_upstream_5f_slide_5f_v2-outline4" style:display-name="freeipa_upstream_slide_v2-outline4" style:family="presentation" style:parent-style-name="freeipa_5f_upstream_5f_slide_5f_v2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freeipa_5f_upstream_5f_slide_5f_v2-outline5" style:display-name="freeipa_upstream_slide_v2-outline5" style:family="presentation" style:parent-style-name="freeipa_5f_upstream_5f_slide_5f_v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6" style:display-name="freeipa_upstream_slide_v2-outline6" style:family="presentation" style:parent-style-name="freeipa_5f_upstream_5f_slide_5f_v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7" style:display-name="freeipa_upstream_slide_v2-outline7" style:family="presentation" style:parent-style-name="freeipa_5f_upstream_5f_slide_5f_v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8" style:display-name="freeipa_upstream_slide_v2-outline8" style:family="presentation" style:parent-style-name="freeipa_5f_upstream_5f_slide_5f_v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9" style:display-name="freeipa_upstream_slide_v2-outline9" style:family="presentation" style:parent-style-name="freeipa_5f_upstream_5f_slide_5f_v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subtitle" style:display-name="freeipa_upstream_slide_v2-subtitle" style:family="presentation">
      <style:graphic-properties draw:stroke="none" draw:fill="none" draw:textarea-vertical-align="middle">
        <text:list-style style:name="freeipa_5f_upstream_5f_slide_5f_v2-subtitle" style:display-name="freeipa_upstream_slide_v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title" style:display-name="freeipa_upstream_slide_v2-title" style:family="presentation">
      <style:graphic-properties draw:stroke="none" draw:fill="none" draw:textarea-vertical-align="middle">
        <text:list-style style:name="freeipa_5f_upstream_5f_slide_5f_v2-title" style:display-name="freeipa_upstream_slide_v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reeipa_5f_upstream_5f_title-background" style:display-name="freeipa_upstream_title-background" style:family="presentation">
      <style:graphic-properties draw:stroke="none" draw:fill="gradient" draw:fill-color="#4e376b" draw:fill-gradient-name="FreeIPA" draw:fill-image-width="0cm" draw:fill-image-height="0cm"/>
      <style:text-properties style:letter-kerning="true"/>
    </style:style>
    <style:style style:name="freeipa_5f_upstream_5f_title-backgroundobjects" style:display-name="freeipa_upstream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ipa_5f_upstream_5f_title-notes" style:display-name="freeipa_upstream_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reeipa_5f_upstream_5f_title-outline1" style:display-name="freeipa_upstream_title-outline1" style:family="presentation">
      <style:graphic-properties draw:stroke="none" draw:fill="none" draw:auto-grow-height="false" draw:fit-to-size="shrink-to-fit">
        <text:list-style style:name="freeipa_5f_upstream_5f_title-outline1" style:display-name="freeipa_upstream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title-outline2" style:display-name="freeipa_upstream_title-outline2" style:family="presentation" style:parent-style-name="freeipa_5f_upstream_5f_titl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reeipa_5f_upstream_5f_title-outline3" style:display-name="freeipa_upstream_title-outline3" style:family="presentation" style:parent-style-name="freeipa_5f_upstream_5f_titl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freeipa_5f_upstream_5f_title-outline4" style:display-name="freeipa_upstream_title-outline4" style:family="presentation" style:parent-style-name="freeipa_5f_upstream_5f_title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freeipa_5f_upstream_5f_title-outline5" style:display-name="freeipa_upstream_title-outline5" style:family="presentation" style:parent-style-name="freeipa_5f_upstream_5f_titl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6" style:display-name="freeipa_upstream_title-outline6" style:family="presentation" style:parent-style-name="freeipa_5f_upstream_5f_titl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7" style:display-name="freeipa_upstream_title-outline7" style:family="presentation" style:parent-style-name="freeipa_5f_upstream_5f_titl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8" style:display-name="freeipa_upstream_title-outline8" style:family="presentation" style:parent-style-name="freeipa_5f_upstream_5f_titl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9" style:display-name="freeipa_upstream_title-outline9" style:family="presentation" style:parent-style-name="freeipa_5f_upstream_5f_titl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subtitle" style:display-name="freeipa_upstream_title-subtitle" style:family="presentation">
      <style:graphic-properties draw:stroke="none" draw:fill="none" draw:textarea-vertical-align="middle">
        <text:list-style style:name="freeipa_5f_upstream_5f_title-subtitle" style:display-name="freeipa_upstream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title-title" style:display-name="freeipa_upstream_title-title" style:family="presentation">
      <style:graphic-properties draw:stroke="none" draw:fill="none" draw:textarea-vertical-align="middle">
        <text:list-style style:name="freeipa_5f_upstream_5f_title-title" style:display-name="freeipa_upstream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b4aa0" style:text-outline="false" style:text-line-through-style="none" fo:font-family="'Liberation Sans'" style:font-family-generic="roman" style:font-pitch="variable" fo:font-size="44pt" fo:font-style="normal" fo:text-shadow="1pt 1pt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color="#4e376b" draw:fill-gradient-name="FreeIP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ffffff" draw:fill="none" draw:fill-color="#ffffff" draw:fill-image-width="0cm" draw:fill-image-height="0cm" draw:textarea-horizontal-align="left" draw:auto-grow-height="true" draw:auto-grow-width="true" fo:min-height="0cm" fo:min-width="6.655cm"/>
    </style:style>
    <style:style style:name="Mpr1" style:family="presentation" style:parent-style-name="freeipa_5f_upstream_5f_slide_5f_v2-backgroundobjects">
      <style:graphic-properties draw:fill="solid" draw:fill-color="#1b4aa0" draw:textarea-vertical-align="middle" draw:auto-grow-height="false"/>
    </style:style>
    <style:style style:name="Mpr2" style:family="presentation" style:parent-style-name="freeipa_5f_upstream_5f_slide_5f_v2-backgroundobjects">
      <style:graphic-properties draw:stroke="none" draw:fill="none" draw:fill-color="#ffffff" draw:auto-grow-height="false" fo:min-height="1.449cm"/>
    </style:style>
    <style:style style:name="Mpr3" style:family="presentation" style:parent-style-name="freeipa_5f_upstream_5f_slide_5f_v2-backgroundobjects">
      <style:graphic-properties draw:stroke="none" draw:fill-color="#ffffff" draw:textarea-vertical-align="middle" draw:auto-grow-height="false"/>
    </style:style>
    <style:style style:name="Mpr4" style:family="presentation" style:parent-style-name="freeipa_5f_upstream_5f_slide_5f_v2-backgroundobjects">
      <style:graphic-properties draw:stroke="none" draw:fill="none" draw:fill-color="#ffffff" draw:auto-grow-height="false" fo:min-height="1.397cm"/>
    </style:style>
    <style:style style:name="Mpr5" style:family="presentation" style:parent-style-name="freeipa_5f_upstream_5f_slide_5f_v2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freeipa_5f_upstream_5f_title-backgroundobjects">
      <style:graphic-properties draw:fill="solid" draw:fill-color="#1b4aa0" draw:textarea-vertical-align="middle" draw:auto-grow-height="false"/>
    </style:style>
    <style:style style:name="Mpr7" style:family="presentation" style:parent-style-name="freeipa_5f_upstream_5f_title-backgroundobjects">
      <style:graphic-properties draw:stroke="none" draw:fill="none" fo:min-height="1.524cm"/>
    </style:style>
    <style:style style:name="Mpr8" style:family="presentation" style:parent-style-name="freeipa_5f_upstream_5f_title-backgroundobjects">
      <style:graphic-properties draw:stroke="none" draw:fill="none" draw:fill-color="#ffffff" draw:auto-grow-height="false" fo:min-height="1.397cm"/>
    </style:style>
    <style:style style:name="Mpr9" style:family="presentation" style:parent-style-name="freeipa_5f_upstream_5f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style:text-properties fo:color="#ffffff" fo:font-size="18pt" fo:font-weight="normal" style:font-weight-asian="normal" style:font-weight-complex="normal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color="#00ae00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fo:font-size="18pt" fo:font-weight="normal" style:font-weight-asian="normal" style:font-weight-complex="normal"/>
    </style:style>
    <style:style style:name="MT4" style:family="text">
      <style:text-properties fo:color="#00ae00" fo:font-family="'Liberation Sans'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MT5" style:family="text">
      <style:text-properties fo:color="#00ae00" fo:font-size="32pt" fo:text-shadow="1pt 1pt" style:font-size-asian="32pt" style:font-size-complex="3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reeipa_5f_upstream_5f_slide_5f_v2" style:display-name="freeipa_upstream_slide_v2" style:page-layout-name="PM1" draw:style-name="Mdp1">
      <office:forms form:automatic-focus="false" form:apply-design-mode="false"/>
      <draw:frame presentation:style-name="freeipa_5f_upstream_5f_slide_5f_v2-outline1" draw:layer="backgroundobjects" svg:width="25.199cm" svg:height="12.18cm" svg:x="1.399cm" svg:y="3.554cm" presentation:class="outline" presentation:placeholder="true">
        <draw:text-box draw:corner-radius="0.379cm"/>
      </draw:frame>
      <draw:custom-shape presentation:style-name="Mpr1" draw:text-style-name="MP3" draw:layer="backgroundobjects" svg:width="28cm" svg:height="0.94cm" svg:x="0cm" svg:y="20.06cm">
        <text:p/>
        <draw:enhanced-geometry svg:viewBox="0 0 21600 21600" draw:type="rectangle" draw:enhanced-path="M 0 0 L 21600 0 21600 21600 0 21600 0 0 Z N"/>
      </draw:custom-shape>
      <draw:frame presentation:style-name="Mpr2" draw:text-style-name="MP5" draw:layer="backgroundobjects" svg:width="3.049cm" svg:height="0.686cm" svg:x="12.475cm" svg:y="20.314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8.64cm" svg:height="2.671cm" svg:x="0.299cm" svg:y="0.583cm">
        <draw:image xlink:href="Pictures/10000201000000D200000041BC5EBBCF.png" xlink:type="simple" xlink:show="embed" xlink:actuate="onLoad">
          <text:p/>
        </draw:image>
      </draw:frame>
      <draw:frame draw:style-name="Mgr4" draw:text-style-name="MP6" draw:layer="backgroundobjects" svg:width="7.155cm" svg:height="0.962cm" svg:x="20.834cm" svg:y="20.017cm">
        <draw:text-box>
          <text:p><text:span text:style-name="MT3">FreeIPA Training Series</text:span></text:p>
        </draw:text-box>
      </draw:frame>
      <draw:custom-shape presentation:style-name="Mpr3" draw:text-style-name="MP3" draw:layer="backgroundobjects" svg:width="7.368cm" svg:height="2.955cm" svg:x="2.794cm" svg:y="0.299cm">
        <text:p/>
        <draw:enhanced-geometry svg:viewBox="0 0 21600 21600" draw:type="rectangle" draw:enhanced-path="M 0 0 L 21600 0 21600 21600 0 21600 0 0 Z N"/>
      </draw:custom-shape>
      <draw:frame presentation:style-name="freeipa_5f_upstream_5f_slide_5f_v2-title" draw:layer="backgroundobjects" svg:width="23.63cm" svg:height="2.464cm" svg:x="3.094cm" svg:y="0.528cm" presentation:class="title" presentation:placeholder="true">
        <draw:text-box/>
      </draw:frame>
      <presentation:notes style:page-layout-name="PM0">
        <draw:page-thumbnail presentation:style-name="freeipa_5f_upstream_5f_slide_5f_v2-title" draw:layer="backgroundobjects" svg:width="0.001cm" svg:height="0.001cm" svg:x="0cm" svg:y="2.123cm" presentation:class="page"/>
        <draw:frame presentation:style-name="freeipa_5f_upstream_5f_slide_5f_v2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5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5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freeipa_5f_upstream_5f_title" style:display-name="freeipa_upstream_title" style:page-layout-name="PM1" draw:style-name="Mdp2">
      <office:forms form:automatic-focus="false" form:apply-design-mode="false"/>
      <draw:frame presentation:style-name="freeipa_5f_upstream_5f_title-outline1" draw:layer="backgroundobjects" svg:width="25.414cm" svg:height="12.18cm" svg:x="1.508cm" svg:y="6.457cm" presentation:class="outline" presentation:placeholder="true">
        <draw:text-box/>
      </draw:frame>
      <draw:frame presentation:style-name="freeipa_5f_upstream_5f_title-title" draw:layer="backgroundobjects" svg:width="25.199cm" svg:height="3.506cm" svg:x="1.4cm" svg:y="8.747cm" presentation:class="title" presentation:placeholder="true">
        <draw:text-box/>
      </draw:frame>
      <draw:custom-shape presentation:style-name="Mpr6" draw:text-style-name="MP3" draw:layer="backgroundobjects" svg:width="28cm" svg:height="0.94cm" svg:x="0.002cm" svg:y="20.065cm">
        <text:p/>
        <draw:enhanced-geometry svg:viewBox="0 0 21600 21600" draw:type="rectangle" draw:enhanced-path="M 0 0 L 21600 0 21600 21600 0 21600 0 0 Z N"/>
      </draw:custom-shape>
      <draw:frame presentation:style-name="Mpr7" draw:text-style-name="MP8" draw:layer="backgroundobjects" svg:width="12.958cm" svg:height="1.524cm" svg:x="13.974cm" svg:y="0.981cm">
        <draw:text-box>
          <text:p text:style-name="MP3"><text:span text:style-name="MT4">FreeIPA Training Series</text:span><text:span text:style-name="MT5"> </text:span></text:p>
        </draw:text-box>
      </draw:frame>
      <draw:frame draw:style-name="Mgr3" draw:text-style-name="MP3" draw:layer="backgroundobjects" svg:width="8.64cm" svg:height="2.671cm" svg:x="0.299cm" svg:y="0.595cm">
        <draw:image xlink:href="Pictures/10000201000000D200000041645FBC1B.png" xlink:type="simple" xlink:show="embed" xlink:actuate="onLoad">
          <text:p/>
        </draw:image>
      </draw:frame>
      <presentation:notes style:page-layout-name="PM0">
        <draw:page-thumbnail presentation:style-name="freeipa_5f_upstream_5f_title-title" draw:layer="backgroundobjects" svg:width="13.968cm" svg:height="10.476cm" svg:x="3.81cm" svg:y="2.123cm" presentation:class="page"/>
        <draw:frame presentation:style-name="freeipa_5f_upstream_5f_titl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9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_64 LibreOffice_project/360m1$Build-2</meta:generator>
    <meta:creation-date>2011-08-08T12:00:45</meta:creation-date>
    <dc:language>en-US</dc:language>
    <meta:editing-cycles>85</meta:editing-cycles>
    <meta:editing-duration>P3DT5H8M11S</meta:editing-duration>
    <meta:initial-creator>Brian Gollaher</meta:initial-creator>
    <dc:date>2013-06-05T09:23:32</dc:date>
    <dc:creator>Martin Kosek</dc:creator>
    <meta:document-statistic meta:object-count="150"/>
    <meta:user-defined meta:name="Info 1"/>
    <meta:user-defined meta:name="Info 2"/>
    <meta:user-defined meta:name="Info 3"/>
    <meta:user-defined meta:name="Info 4"/>
  </office:meta>
</office:document-meta>
</file>